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left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3.6701in"/>
    </style:style>
    <style:style style:name="Table1.C" style:family="table-column">
      <style:table-column-properties style:column-width="0.8597in"/>
    </style:style>
    <style:style style:name="Table1.D" style:family="table-column">
      <style:table-column-properties style:column-width="1.00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639in"/>
    </style:style>
    <style:style style:name="Table2.B" style:family="table-column">
      <style:table-column-properties style:column-width="3.6688in"/>
    </style:style>
    <style:style style:name="Table2.C" style:family="table-column">
      <style:table-column-properties style:column-width="0.859in"/>
    </style:style>
    <style:style style:name="Table2.D" style:family="table-column">
      <style:table-column-properties style:column-width="1.001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639in"/>
    </style:style>
    <style:style style:name="Table3.B" style:family="table-column">
      <style:table-column-properties style:column-width="3.6688in"/>
    </style:style>
    <style:style style:name="Table3.C" style:family="table-column">
      <style:table-column-properties style:column-width="0.859in"/>
    </style:style>
    <style:style style:name="Table3.D" style:family="table-column">
      <style:table-column-properties style:column-width="1.001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style:text-underline-style="solid" style:text-underline-width="auto" style:text-underline-color="font-color" fo:font-weight="bold" officeooo:rsid="0005e381" officeooo:paragraph-rsid="000a0f2a" style:font-weight-asian="bold" style:font-weight-complex="bold"/>
    </style:style>
    <style:style style:name="P2" style:family="paragraph" style:parent-style-name="Standard">
      <style:text-properties officeooo:rsid="0005e381" officeooo:paragraph-rsid="0005e381"/>
    </style:style>
    <style:style style:name="P3" style:family="paragraph" style:parent-style-name="Standard">
      <style:text-properties officeooo:rsid="0005e381" officeooo:paragraph-rsid="000a0f2a"/>
    </style:style>
    <style:style style:name="P4" style:family="paragraph" style:parent-style-name="Standard">
      <style:text-properties officeooo:paragraph-rsid="0005e381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e381" officeooo:paragraph-rsid="0005e3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e381" officeooo:paragraph-rsid="000a0f2a" style:font-weight-asian="bold" style:font-weight-complex="bold"/>
    </style:style>
    <style:style style:name="P7" style:family="paragraph" style:parent-style-name="Standard">
      <style:text-properties officeooo:rsid="00099d98" officeooo:paragraph-rsid="00099d98"/>
    </style:style>
    <style:style style:name="P8" style:family="paragraph" style:parent-style-name="Standard">
      <style:text-properties officeooo:rsid="00099d98" officeooo:paragraph-rsid="000a0f2a"/>
    </style:style>
    <style:style style:name="P9" style:family="paragraph" style:parent-style-name="Standard">
      <style:text-properties officeooo:paragraph-rsid="000a0f2a"/>
    </style:style>
    <style:style style:name="P10" style:family="paragraph" style:parent-style-name="Table_20_Contents">
      <style:text-properties officeooo:paragraph-rsid="000a0f2a"/>
    </style:style>
    <style:style style:name="P11" style:family="paragraph" style:parent-style-name="Table_20_Heading">
      <style:text-properties officeooo:paragraph-rsid="000a0f2a"/>
    </style:style>
    <style:style style:name="P12" style:family="paragraph" style:parent-style-name="Standard">
      <style:text-properties officeooo:rsid="0005e381" officeooo:paragraph-rsid="000b304d"/>
    </style:style>
    <style:style style:name="T1" style:family="text">
      <style:text-properties officeooo:rsid="0005e381"/>
    </style:style>
    <style:style style:name="T2" style:family="text">
      <style:text-properties officeooo:rsid="0007d9ec"/>
    </style:style>
    <style:style style:name="T3" style:family="text">
      <style:text-properties officeooo:rsid="000893bd"/>
    </style:style>
    <style:style style:name="T4" style:family="text">
      <style:text-properties fo:font-weight="bold" officeooo:rsid="0007d9ec" style:font-weight-asian="bold" style:font-weight-complex="bold"/>
    </style:style>
    <style:style style:name="T5" style:family="text">
      <style:text-properties officeooo:rsid="000b3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ákladní info o spolku<text:span text:style-name="T3"> Krčín z.s.</text:span></text:p>
      <text:p text:style-name="P2"/>
      <text:p text:style-name="P2">https://or.justice.cz/ias/ui/rejstrik-$firma?ico=09622039</text:p>
      <text:p text:style-name="P2"><text:tab/>- zde jsou k dispozici zakládací listiny i stanov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8436110080">
          <table:table-cell table:style-name="Table1.A1" office:value-type="string">
            <text:p text:style-name="Table_20_Heading">Název subjektu:</text:p>
          </table:table-cell>
          <table:table-cell table:style-name="Table1.A1" office:value-type="string">
            <text:p text:style-name="Table_20_Contents"><text:span text:style-name="Strong_20_Emphasis">Krčín z. s.</text:span> </text:p>
          </table:table-cell>
          <table:table-cell table:style-name="Table1.A1" office:value-type="string">
            <text:p text:style-name="Table_20_Heading">IČO:</text:p>
          </table:table-cell>
          <table:table-cell table:style-name="Table1.A1" office:value-type="string">
            <text:p text:style-name="Table_20_Contents"><text:span text:style-name="Strong_20_Emphasis">09622039 </text:span></text:p>
          </table:table-cell>
        </table:table-row>
        <table:table-row table:style-name="TableLine94748436394112">
          <table:table-cell table:style-name="Table1.A1" office:value-type="string">
            <text:p text:style-name="Table_20_Heading">Spisová značka:</text:p>
          </table:table-cell>
          <table:table-cell table:style-name="Table1.A1" office:value-type="string">
            <text:p text:style-name="Table_20_Contents">L 8671 vedená u Krajského soudu v Českých Budějovicích </text:p>
          </table:table-cell>
          <table:table-cell table:style-name="Table1.A1" office:value-type="string">
            <text:p text:style-name="Table_20_Heading">Den zápisu:</text:p>
          </table:table-cell>
          <table:table-cell table:style-name="Table1.A1" office:value-type="string">
            <text:p text:style-name="Table_20_Contents">30. října 2020</text:p>
          </table:table-cell>
        </table:table-row>
        <table:table-row table:style-name="TableLine94748436447152">
          <table:table-cell table:style-name="Table1.A1" office:value-type="string">
            <text:p text:style-name="Table_20_Heading">Sídlo:<text:bookmark text:name="idc"/></text:p>
          </table:table-cell>
          <table:table-cell table:style-name="Table1.A1" table:number-columns-spanned="3" office:value-type="string">
            <text:p text:style-name="Table_20_Contents">Vodárenská 1097, Třeboň II, 379 01 Třeboň </text:p>
          </table:table-cell>
          <table:covered-table-cell/>
          <table:covered-table-cell/>
        </table:table-row>
      </table:table>
      <text:p text:style-name="P12">datová schránka <text:s/>awcrfn4<text:span text:style-name="T5"><text:tab/><text:tab/>web </text:span>https://www.krcin-spolek.cz/</text:p>
      <text:p text:style-name="P4"><text:span text:style-name="T1">e-mail spolku: <text:s/></text:span>krcin.spolek@gmail.com</text:p>
      <text:p text:style-name="P2">účet spolku: <text:span text:style-name="T4">2601909032/2010 </text:span><text:span text:style-name="T3"><text:s text:c="4"/></text:span><text:span text:style-name="T2">vedený u FIO banka Praha</text:span></text:p>
      <text:p text:style-name="P2"/>
      <text:p text:style-name="P7">Všechny důležité věci, které nejsou podle gdpr utajené, najdete tady:</text:p>
      <text:p text:style-name="P2">https://github.com/lisak72/spolekkrcin</text:p>
      <text:p text:style-name="P2"/>
      <text:p text:style-name="Horizontal_20_Line"/>
      <text:p text:style-name="P6">Základní info o spolku<text:span text:style-name="T3"> Krčín z.s.</text:span></text:p>
      <text:p text:style-name="P3"/>
      <text:p text:style-name="P3">https://or.justice.cz/ias/ui/rejstrik-$firma?ico=09622039</text:p>
      <text:p text:style-name="P3"><text:tab/>- zde jsou k dispozici zakládací listiny i stanovy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48436371360">
          <table:table-cell table:style-name="Table2.A1" office:value-type="string">
            <text:p text:style-name="P11">Název subjektu:</text:p>
          </table:table-cell>
          <table:table-cell table:style-name="Table2.A1" office:value-type="string">
            <text:p text:style-name="P10"><text:span text:style-name="Strong_20_Emphasis">Krčín z. s.</text:span> </text:p>
          </table:table-cell>
          <table:table-cell table:style-name="Table2.A1" office:value-type="string">
            <text:p text:style-name="P11">IČO:</text:p>
          </table:table-cell>
          <table:table-cell table:style-name="Table2.A1" office:value-type="string">
            <text:p text:style-name="P10"><text:span text:style-name="Strong_20_Emphasis">09622039 </text:span></text:p>
          </table:table-cell>
        </table:table-row>
        <table:table-row table:style-name="TableLine94748436475168">
          <table:table-cell table:style-name="Table2.A1" office:value-type="string">
            <text:p text:style-name="P11">Spisová značka:</text:p>
          </table:table-cell>
          <table:table-cell table:style-name="Table2.A1" office:value-type="string">
            <text:p text:style-name="P10">L 8671 vedená u Krajského soudu v Českých Budějovicích </text:p>
          </table:table-cell>
          <table:table-cell table:style-name="Table2.A1" office:value-type="string">
            <text:p text:style-name="P11">Den zápisu:</text:p>
          </table:table-cell>
          <table:table-cell table:style-name="Table2.A1" office:value-type="string">
            <text:p text:style-name="P10">30. října 2020</text:p>
          </table:table-cell>
        </table:table-row>
        <table:table-row table:style-name="TableLine94748436475824">
          <table:table-cell table:style-name="Table2.A1" office:value-type="string">
            <text:p text:style-name="P11">Sídlo:<text:bookmark text:name="idc1"/></text:p>
          </table:table-cell>
          <table:table-cell table:style-name="Table2.A1" table:number-columns-spanned="3" office:value-type="string">
            <text:p text:style-name="P10">Vodárenská 1097, Třeboň II, 379 01 Třeboň </text:p>
          </table:table-cell>
          <table:covered-table-cell/>
          <table:covered-table-cell/>
        </table:table-row>
      </table:table>
      <text:p text:style-name="P12">datová schránka <text:s/>awcrfn4<text:span text:style-name="T5"><text:tab/><text:tab/>web </text:span>https://www.krcin-spolek.cz/</text:p>
      <text:p text:style-name="P9"><text:span text:style-name="T1">e-mail spolku: <text:s/></text:span>krcin.spolek@gmail.com</text:p>
      <text:p text:style-name="P3">účet spolku: <text:span text:style-name="T4">2601909032/2010 </text:span><text:span text:style-name="T3"><text:s text:c="4"/></text:span><text:span text:style-name="T2">vedený u FIO banka Praha</text:span></text:p>
      <text:p text:style-name="P3"/>
      <text:p text:style-name="P8">Všechny důležité věci, které nejsou podle gdpr utajené, najdete tady:</text:p>
      <text:p text:style-name="P3">https://github.com/lisak72/spolekkrcin</text:p>
      <text:p text:style-name="Horizontal_20_Line"/>
      <text:p text:style-name="P6">Základní info o spolku<text:span text:style-name="T3"> Krčín z.s.</text:span></text:p>
      <text:p text:style-name="P3"/>
      <text:p text:style-name="P3">https://or.justice.cz/ias/ui/rejstrik-$firma?ico=09622039</text:p>
      <text:p text:style-name="P3"><text:tab/>- zde jsou k dispozici zakládací listiny i stanovy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48436460160">
          <table:table-cell table:style-name="Table3.A1" office:value-type="string">
            <text:p text:style-name="P11">Název subjektu:</text:p>
          </table:table-cell>
          <table:table-cell table:style-name="Table3.A1" office:value-type="string">
            <text:p text:style-name="P10"><text:span text:style-name="Strong_20_Emphasis">Krčín z. s.</text:span> </text:p>
          </table:table-cell>
          <table:table-cell table:style-name="Table3.A1" office:value-type="string">
            <text:p text:style-name="P11">IČO:</text:p>
          </table:table-cell>
          <table:table-cell table:style-name="Table3.A1" office:value-type="string">
            <text:p text:style-name="P10"><text:span text:style-name="Strong_20_Emphasis">09622039 </text:span></text:p>
          </table:table-cell>
        </table:table-row>
        <table:table-row table:style-name="TableLine94748436496320">
          <table:table-cell table:style-name="Table3.A1" office:value-type="string">
            <text:p text:style-name="P11">Spisová značka:</text:p>
          </table:table-cell>
          <table:table-cell table:style-name="Table3.A1" office:value-type="string">
            <text:p text:style-name="P10">L 8671 vedená u Krajského soudu v Českých Budějovicích </text:p>
          </table:table-cell>
          <table:table-cell table:style-name="Table3.A1" office:value-type="string">
            <text:p text:style-name="P11">Den zápisu:</text:p>
          </table:table-cell>
          <table:table-cell table:style-name="Table3.A1" office:value-type="string">
            <text:p text:style-name="P10">30. října 2020</text:p>
          </table:table-cell>
        </table:table-row>
        <table:table-row table:style-name="TableLine94748436496976">
          <table:table-cell table:style-name="Table3.A1" office:value-type="string">
            <text:p text:style-name="P11">Sídlo:<text:bookmark text:name="idc2"/></text:p>
          </table:table-cell>
          <table:table-cell table:style-name="Table3.A1" table:number-columns-spanned="3" office:value-type="string">
            <text:p text:style-name="P10">Vodárenská 1097, Třeboň II, 379 01 Třeboň </text:p>
          </table:table-cell>
          <table:covered-table-cell/>
          <table:covered-table-cell/>
        </table:table-row>
      </table:table>
      <text:p text:style-name="P12">datová schránka <text:s/>awcrfn4<text:span text:style-name="T5"><text:tab/><text:tab/>web </text:span>https://www.krcin-spolek.cz/</text:p>
      <text:p text:style-name="P9"><text:span text:style-name="T1">e-mail spolku: <text:s/></text:span>krcin.spolek@gmail.com</text:p>
      <text:p text:style-name="P3">účet spolku: <text:span text:style-name="T4">2601909032/2010 </text:span><text:span text:style-name="T3"><text:s text:c="4"/></text:span><text:span text:style-name="T2">vedený u FIO banka Praha</text:span></text:p>
      <text:p text:style-name="P3"/>
      <text:p text:style-name="P8">Všechny důležité věci, které nejsou podle gdpr utajené, najdete tady:</text:p>
      <text:p text:style-name="P3">https://github.com/lisak72/spolekkrcin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0-12-28T15:05:47.505700983</meta:creation-date>
    <dc:date>2021-10-02T07:24:22.294919680</dc:date>
    <dc:creator>Jirka Liska</dc:creator>
    <meta:editing-duration>PT13M41S</meta:editing-duration>
    <meta:editing-cycles>4</meta:editing-cycles>
    <meta:generator>LibreOffice/7.1.6.2$Linux_X86_64 LibreOffice_project/10$Build-2</meta:generator>
    <meta:printed-by>Jirka Liska</meta:printed-by>
    <meta:print-date>2020-12-28T15:38:46.900769269</meta:print-date>
    <meta:document-statistic meta:table-count="3" meta:image-count="0" meta:object-count="0" meta:page-count="1" meta:paragraph-count="54" meta:word-count="222" meta:character-count="1752" meta:non-whitespace-character-count="1548"/>
  </office:meta>
</office:document-meta>
</file>